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8ed2f"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8ed2f"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9960f" style:font-size-asian="14pt" style:font-size-complex="14pt"/>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9960f"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afa29"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afa29" style:font-size-asian="14pt" style:font-size-complex="14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b1454" style:font-size-asian="14pt" style:font-size-complex="14pt"/>
    </style:style>
    <style:style style:name="P6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b1454" style:font-size-asian="14pt" style:font-size-complex="14pt"/>
    </style:style>
    <style:style style:name="P6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bae85" style:font-size-asian="14pt" style:font-size-complex="14pt"/>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bae85" style:font-size-asian="14pt" style:font-size-complex="14pt"/>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bae85" style:font-size-asian="14pt" style:font-size-complex="14pt"/>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bd808" style:font-size-asian="14pt" style:font-size-complex="14pt"/>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bd808"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3">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text:p text:style-name="P51">Нах#й Paywall. Еще в прошлом году удалили легендарное расширение Bypass Paywalls Сlean и около 4000 его форков с GitHub. Однако, с приходом ИИ, вопрос пэйволов перестает быть актуальным. </text:p>
      <text:p text:style-name="P51">1. https://www.smry.ai/ - обходит пэйволл и делает выжимку по каждой статье;</text:p>
      <text:p text:style-name="P51">2. magnolia (https://gitflic.ru/user/magnolia1234) - а вот сюда переехал оригинальный Bypass Paywalls Сlean;</text:p>
      <text:p text:style-name="P51">3. https://www.removepaywall.com/ - еще один похожий сервис;</text:p>
      <text:p text:style-name="P51">4. https://byebyepaywall.com/en/ - агрегатор всех популярных сервисов bp и архивов:</text:p>
      <text:p text:style-name="P53">Бонус: ИИ браузеры, Atlas (https://openai.com/index/introducing-chatgpt-atlas/) и Comet (https://www.perplexity.ai/comet), так же прекрасно справляются с обходом пэйволов.</text:p>
      <text:p text:style-name="P51">Следим за криптой. Часть 2.</text:p>
      <text:p text:style-name="P51">Clear:</text:p>
      <text:p text:style-name="P51">1. Blockstream Explorer (https://blockstream.info/) - один из самых точных обозревателей для Bitcoin и Liquid Network, есть .onion зеркало;</text:p>
      <text:p text:style-name="P51">2. Etherscan (https://etherscan.io/) - основной обозреватель ETH сети;</text:p>
      <text:p text:style-name="P51">3. XMRchain (https://xmrchain.net/) - статичный обозреватель XMR сети;</text:p>
      <text:p text:style-name="P51">4. TronScan (https://tronscan.org/#/) - классический и основной обозреватель для TRC-20;</text:p>
      <text:p text:style-name="P57">5. Blockscout (https://www.blockscout.com/) - поддерживает десятки EVM-сетей, есть функционал декодирования контрактов;</text:p>
      <text:p text:style-name="P58">6. Tokenview (https://tokenview.io/) - поддержка различных бч, кросс-чейн мониторинг, функционал графов и т.д.</text:p>
      <text:p text:style-name="P51">7. Market Indicators (https://t.me/market_revue) - глобальный отчет по рынку (крипта, акции, ресурсы) три раза в день.</text:p>
      <text:p text:style-name="P51">8. Transactions Tracker <text:s/>(https://t.me/txid_tracker_bot) - отслеживает ВТС, LTC, XMR транзакции и присылает уведомление о получении подтверждений.</text:p>
      <text:p text:style-name="P51">Onion:</text:p>
      <text:p text:style-name="P51">Blockstream Bitcoin Explorer (http://explorerzyaduh5bouna3ub2yq5kwc2seavdt2uerj4ds3lvvjcaqad.onion/)</text:p>
      <text:p text:style-name="P51">mempool.space (http://mempoolwyspsxmwmf4rhkx6v2djjgf3a44sppeu5gbov37yopgjtvd.onion/)</text:p>
      <text:p text:style-name="P51">Bisq Explorer (http://bisqz7tkj2cqjst2c4a7ndy5vp3h2m7ecgflbhmh36kkj3ktx2gahad.onion/)</text:p>
      <text:p text:style-name="P51">LocalMonero (http://localmonerogtziu43ox2deckftvuybtdo4hyvlfwj5r3nptt65xwqead.onion/blocks/)</text:p>
      <text:p text:style-name="P53">Бонус: BTC RPC Explorer (https://github.com/janoside/btc-rpc-explorer) - self-hosted обозреватель с выходом в Tor, работает вместе с кошельком Bitcoin Core.</text:p>
      <text:p text:style-name="P51">Работаем с Tor в 2025. Часть 1:</text:p>
      <text:p text:style-name="P51">1. toriptables2 (https://chatgpt.com/c/6928d631-ebf4-8325-97fb-e2745df17a7e) - утилита для Linux, которая перенаправляет весь сетевой трафик через Tor с помощью iptables;</text:p>
      <text:p text:style-name="P51">2. tor-ip-changer <text:s/>(https://github.com/seevik2580/tor-ip-changer) - cкрипт на Python, регулярно запрашивающий новую идентичность через Tor;</text:p>
      <text:p text:style-name="P51">3. Dark Syenite (https://github.com/CruelDev69/onion-link-validator) - простая тулза на Python для проверки валидности .onion ссылок;</text:p>
      <text:p text:style-name="P51">4. Tor Portable (https://github.com/Verity-Freedom/Tor-Portable) - портируемая версия ядра Tor + конфиги, удобный вариант для тех, кому нужен "мобильный" Tor без установки;</text:p>
      <text:p text:style-name="P57">5. Tor Bridges Proxy (https://github.com/zerolabnet/tor-bridges-proxy) - минималистичный образ Tor с SOCKS 5 proxy сервером, TorDNS и веб-интерфейсом с авторизацией для добавления мостов.</text:p>
      <text:p text:style-name="P58">Работаем с Tor в 2025. Часть 2:</text:p>
      <text:p text:style-name="P51">1. goldy/tor-hidden-service (https://hub.docker.com/r/goldy/tor-hidden-service) - это докер-образ, который сразу настраивает Tor так, чтобы он работал как Hidden Service. </text:p>
      <text:p text:style-name="P51">2. tor-controller (https://github.com/bugfest/tor-controller) - это Kubernetes-инструмент для управления инстансами Tor и скрытыми сервисами внутри кластеров Kubernetes;</text:p>
      <text:p text:style-name="P51">3. dperson/torproxy (https://hub.docker.com/r/dperson/torproxy) - минималистичный докер-образ Tor, с готовым SOCKS5-прокси и простым конфигом для быстрого запуска;</text:p>
      <text:p text:style-name="P51">4. TorghostNG (https://github.com/Zopolis4/TorghostNG) - аналог TorGhost/torguard, перенаправляющий весь трафик машины через Tor и автоматически предотвращающий утечки DNS;</text:p>
      <text:p text:style-name="P53">5. oniongen-go (https://chatgpt.com/c/692d5d1f-8dc0-8327-9401-5a2ab89958d3) - ультрабыстрый генератор vanity-адресов .onion (v3) на Go, намного быстрее классических python-решений.</text:p>
      <text:p text:style-name="P51">Сбор информации в OSINT это не всегда изучение чего-то, что уже произошло и не всегда это одноразовая работа в стиле “нашёл - забыл”. Бывают длящиеся задачи, когда нужно следить за событиями и изменением ситуации вокруг изучаемой цели. Делать это вручную - вариант, мягко говоря, не оптимальный. Можно что-то пропустить или где-то опоздать. Рассмотрим варианты автоматизации отслеживания событий и изменений:</text:p>
      <text:p text:style-name="P51">Google Alerts (https://www.google.com/alerts) - хороший вариант для отслеживания новостей и, в целом, новой информации по ключевым словам. Доступен выбор нужной страны и языка, а также категории источников. Результаты можно получать на почту или добавить в любую RSS-читалку.</text:p>
      <text:p text:style-name="P59">Inoreader (https://www.inoreader.com/) - продвинутый вариант мониторинга публикаций. Умеет отслеживать изменения на сайтах - как на уже существующих страницах, так и появление новых публикаций. Также умеет мониторить социальные сети, в том числе каналы в Telegram.</text:p>
      <text:p text:style-name="P60">Можно настроить правила и фильтры для конкретных ситуаций, например чтобы при появлении ключевых слов, фото или видео, он помечал такие записи тегом, складывал в отдельную подборку и отправлял уведомление. У бесплатной версии есть лимиты и ограничения.</text:p>
      <text:p text:style-name="P51">Pulse Media Scout (https://pulsemediascout.com/) - мониторинг упоминаний в СМИ и соцсетях. Неплохо, но инструмент для тех у кого много лишних денег, потому как ценник абсолютно себя не оправдывает. Самая дешевая месячная подписка (с ограничениями и лимитами) стоит дороже чем годовая на Inoreader - который конечно немного дольше настраивать, особенно в связке с Google Alerts, но в итоге работать будет лучше и вообще без лимитов.</text:p>
      <text:p text:style-name="P51">Мониторинг сайтов: </text:p>
      <text:p text:style-name="P51">https://distill.io - можно использовать как расширение браузера или установить <text:s/>приложение. В бесплатной версии отслеживает до 25 ссылок. Мониторит изменения на странице целиком или какое-то конкретное место. Ведёт журнал изменений т.е. запоминает когда и что изменилось.</text:p>
      <text:p text:style-name="P53">https://www.followthatpage.com - то же самое, но в чуть более упрощённом варианте. Добавляем ссылку на страницу и указываем свою почту. После добавления можно настроить фильтры. Фильтровать можно по строкам или по блокам. Уведомления будут приходить на почту. В бесплатной версии лимит 20 проверок/сутки (20 раз одну страницу или 20 разных по разу).</text:p>
      <text:p text:style-name="P51">Большая подборка сервисов временной почты. Часть 2:</text:p>
      <text:p text:style-name="P51">1. https://beeinbox.com/</text:p>
      <text:p text:style-name="P51">2. https://temporarymail.app/</text:p>
      <text:p text:style-name="P51">3. https://tempmailbox.net/</text:p>
      <text:p text:style-name="P51">4. https://tempmail.ing/</text:p>
      <text:p text:style-name="P51">5. https://tempmail.rip/</text:p>
      <text:p text:style-name="P51">6. https://tempmailg.com/</text:p>
      <text:p text:style-name="P51">7. https://mailpoof.com/</text:p>
      <text:p text:style-name="P51">8. https://mailgw.com/</text:p>
      <text:p text:style-name="P51">9. https://simplelogin.io/</text:p>
      <text:p text:style-name="P51">10. https://burnermail.io/</text:p>
      <text:p text:style-name="P51">11. https://trashmail.com/</text:p>
      <text:p text:style-name="P61">12. https://tememail.org/</text:p>
      <text:p text:style-name="P62">13. https://temporaryemail.in/</text:p>
      <text:p text:style-name="P51">14. https://tempmailmaster.io/</text:p>
      <text:p text:style-name="P51">15. https://tempmail100.com/</text:p>
      <text:p text:style-name="P51">16. https://boomlify.com/</text:p>
      <text:p text:style-name="P51">17. https://firetempmail.com/</text:p>
      <text:p text:style-name="P51">18. https://tmpinbox.com/</text:p>
      <text:p text:style-name="P51">19. https://www.tempmail.sbs/</text:p>
      <text:p text:style-name="P53">20. https://internxt.com/temporary-email</text:p>
      <text:p text:style-name="P51">Подборка обменников без KYC:</text:p>
      <text:p text:style-name="P51">1. eigenwallet <text:s/>(https://eigenwallet.org/) - новая версия UnstoppableSwap, атомные свопы Bitcoin -&gt; Monero;</text:p>
      <text:p text:style-name="P51">2. retoswap (https://retoswap.com/) <text:s/>- приватный, некастодиальный Р2Р. <text:s/>Построена на Haveno, Tor и Monero;</text:p>
      <text:p text:style-name="P51">3. XmrBazaar (https://xmrbazaar.com/) <text:s/>- известный в узких кругах р2р рынок по торговле Monero;</text:p>
      <text:p text:style-name="P51">4. CypherGoat (https://cyphergoat.com/) <text:s/>- обменник крипта-крипта с большим выбором торговых пар;</text:p>
      <text:p text:style-name="P53">5. BitBridge (http://t.me/bit_bridge_bot?start=r_n25sxi4rx0) <text:s/>- еще один известный в узких кругах обменник в Telegram.</text:p>
      <text:p text:style-name="P51">Расширения для браузера:</text:p>
      <text:p text:style-name="P51">https://printfriendly.com - позволяет сохранять страницы сайтов. Можно просто скринить страницу как есть, но реальная польза именно в сохранении в pdf, потому как есть возможность предварительно удалить ненужные области (рекламу, картинки и т.д.); </text:p>
      <text:p text:style-name="P51">https://notion.com/web-clipper <text:s/>- тоже сохранение страниц, но уже в Notion. Удобно при сборе информации - одной кнопкой всё содержимое страницы переезжает в нужную ветку Notion;</text:p>
      <text:p text:style-name="P63">https://github.com/Ademking/BetterViewer - расширение для работы с изображениями. Это наверно лучшее из всех подобных. Можно обрезать, менять размер, отражать, крутить, рисовать на картинке, добавлять текст, скачивать и т.д. В том числе, можно сразу посмотреть метаданные, или отправить картинку в tineye.com для поиска.</text:p>
      <text:p text:style-name="P64">Если приходилось собирать информацию по китайским ресурсам, то я вряд ли удивлю, если сообщу что китайцам не нравится когда “некитайцы” лазают по их реестрам, и прочим каталогам. А потому во многих подобных ресурсах введена авторизация с верификацией гражданства. <text:s/>Пример - реестр судебных решений China Judgments Online (https://wenshu.court.gov.cn), войти в который можно либо используя китайский номер телефона, либо соцсети. Очевидное решение - купить такой аккаунт. Это реально, но найти аккаунт верифицированный на гражданина Китая, это не самый лёгкий квест. Ну и время жизни подобного аккаунта - та ещё лотерея. Но есть способ проще. Суть его в том, что на подобные ресурсы могут ходить китайские ИИ. Причём можно не заморачиваться, а просто в baidu.com включит режим ответов ИИ. Описываю как это работает на примере реестра судебных решений: <text:s/></text:p>
      <text:p text:style-name="P51">Включаете режим ответов с ИИ. (Важный момент: запросы нужно писать на китайском. Он конечно английский тоже понимает, но ответы отличаются); </text:p>
      <text:p text:style-name="P51">Далее, если интересует, например, компания, просто вводите её название. В ответ он соберет общие сведения о ней; </text:p>
      <text:p text:style-name="P51">Далее, задаёте вопрос была ли эта компания участником судебных разбирательств и если была - то каких. В ответ он перечислит судебные споры в каких она принимала участие (если их много перечислит наиболее резонансные и даст статистику по количеству);</text:p>
      <text:p text:style-name="P51">Теперь нужно открыть вкладку “ход размышления” и там будут ссылки на конкретные решения суда (они кстати иногда открываются без авторизации), а также цитаты из самих судебных решений, причём целыми абзацами, <text:s/>и то какое решение принято судом, с номером дела и датой. </text:p>
      <text:p text:style-name="P65">Часто этого вполне достаточно для понимания ситуации, но если нужно больше - просто попросите рассказать больше про конкретное судебное заседание и в "ходе размышления" будет ещё больше информации из решения суда.</text:p>
      <text:p text:style-name="P66">Обход ограничений root и восстановление пароля root в Linux.</text:p>
      <text:p text:style-name="P67">1️. Временное получение прав root через sudo. Если root-заблокирован, но есть sudo-пользователь: sudo su -</text:p>
      <text:p text:style-name="P67">Или выполнить команду от имени root: sudo -i</text:p>
      <text:p text:style-name="P51">Если sudo не настроен для пользователя: su - root (Требуется пароль root, если не установлен - переходи к следующему пункту)</text:p>
      <text:p text:style-name="P51">2️. Восстановление пароля root через режим восстановления (Recovery Mode)</text:p>
      <text:p text:style-name="P51">1) Перезагрузи систему и на экране GRUB выбери Advanced options → Recovery mode </text:p>
      <text:p text:style-name="P51">2) Выбери пункт root - Drop to root shell prompt </text:p>
      <text:p text:style-name="P51">3) Проверь файловую систему и перемонтируй ее в режим записи: mount -o remount,rw /</text:p>
      <text:p text:style-name="P51">4) Установи новый пароль root: passwd root <text:s/></text:p>
      <text:p text:style-name="P51">5) Перезагрузи систему: reboot</text:p>
      <text:p text:style-name="P51">3. Восстановление root-доступа через редактирование GRUB</text:p>
      <text:p text:style-name="P51">Если Recovery Mode недоступен, редактируем загрузку GRUB: <text:s/></text:p>
      <text:p text:style-name="P51">1) Перезагрузи сервер </text:p>
      <text:p text:style-name="P51">2) В меню GRUB выбери нужную ОС и нажми e (Edit) </text:p>
      <text:p text:style-name="P51">3) Найди строку, начинающуюся с linux /boot/... и в конце допиши: init=/bin/bash </text:p>
      <text:p text:style-name="P51">4) Нажми Ctrl + X или F10 для загрузки </text:p>
      <text:p text:style-name="P51">5) Перемонтируй файловую систему: mount -o remount,rw /</text:p>
      <text:p text:style-name="P51">6) Сбрось пароль root: passwd root</text:p>
      <text:p text:style-name="P51">7) Перезагрузи систему: exec /sbin/init</text:p>
      <text:p text:style-name="P51">4️. Восстановление root через LiveCD / LiveUSB. Если не удается получить доступ через GRUB, используй загрузочный Linux (LiveCD): <text:s/></text:p>
      <text:p text:style-name="P51">1) Загрузи систему с LiveCD (Ubuntu, Debian, Kali и т. д.) </text:p>
      <text:p text:style-name="P51">2) Определи диск с установленной ОС: fdisk -l</text:p>
      <text:p text:style-name="P51">3) Подключи диск: mount /dev/sdXn /mnt</text:p>
      <text:p text:style-name="P51">4) Перейди в среду chroot: chroot /mnt </text:p>
      <text:p text:style-name="P51">5) Сбрось пароль root: passwd root</text:p>
      <text:p text:style-name="P67">6) Перезагрузи систему: reboot</text:p>
      <text:p text:style-name="P66">5. Восстановление root-доступа в системах с SELinux. Если включен SELinux, после сброса пароля root обязательно обнови контекст: touch /.autorelabel или restorecon -v /etc/shadow</text:p>
      <text:p text:style-name="P51">6.Полное удаление пароля root. Если хочешь полностью удалить пароль root, используй команду: passwd -d root. После этого можно зайти под root без пароля.</text:p>
      <text:p text:style-name="P51">Важно!</text:p>
      <text:p text:style-name="P53">При потере root-доступа заблаговременно настрой sudo или создай резервного пользователя. В корпоративных системах возможны дополнительные ограничения (LDAP, PAM, Secure Boot).</text:p>
      <text:p text:style-name="P51">XMR - оплот приватности в криптовалютах. Выкладываю подборку сервисов для тех, кто ценит и пользуется Monero.</text:p>
      <text:p text:style-name="P51">1. Кошельки:</text:p>
      <text:p text:style-name="P51">Monero GUI Wallet (https://www.getmonero.org/downloads/#gui) - официальный десктопный кошелек Monero;</text:p>
      <text:p text:style-name="P51">Feather (https://featherwallet.org/) - неплохая, легковесная и минималистичная альтернатива официальному кошельку. Десктоп;</text:p>
      <text:p text:style-name="P51">Cake Wallet <text:s/>(https://cakewallet.com/) - кошелек на iOS, поддерживает ВТС, LTC, XMR;</text:p>
      <text:p text:style-name="P51">Monerujo (https://www.monerujo.io/) - XMR-кошелек для Android пользователей; </text:p>
      <text:p text:style-name="P51">Monero One (https://apps.apple.com/ru/app/monero-one/id6757898541) - новый мобильный некастодиальный XMR-кошелёк для пользователей iOS;</text:p>
      <text:p text:style-name="P51">BitBridge (http://t.me/bit_bridge_bot?start=r_n25sxi4rx0) - известный р2р бот с надежным кошельком, где так же можно хранить XMR;</text:p>
      <text:p text:style-name="P51">2. Обменники и сервисы:</text:p>
      <text:p text:style-name="P51">XmrBazaar (https://xmrbazaar.com/) - известный в узких кругах р2р рынок, где помимо самой монеты XMR, можно приобрести различные товары и услуги по всему миру;</text:p>
      <text:p text:style-name="P51">eigenwallet <text:s/>(https://eigenwallet.org/) - новая версия UnstoppableSwap, атомные свопы Bitcoin -&gt; Monero;</text:p>
      <text:p text:style-name="P68">BitBridge (http://t.me/bit_bridge_bot?start=r_n25sxi4rx0) - вывод XMR в фиат или обмен на другую криптовалюту;</text:p>
      <text:p text:style-name="P69">3. Анонимные SIM/SMS:</text:p>
      <text:p text:style-name="P51">simsup <text:s/>(https://simsup.net/) - сервис по продаже анонимных сим-карт по всему миру. Оплата XMR/BTC.</text:p>
      <text:p text:style-name="P51">sms4sats <text:s/>(https://sms4sats.com/) - популярный зарубежный сервис приема SMS;</text:p>
      <text:p text:style-name="P51">crypton (https://crypton.sh/) - сервис, предоставляющий анонимные сим-карты;</text:p>
      <text:p text:style-name="P51">JMP <text:s/>(https://jmp.chat/) - сервис отправки SMS-сообщений и осуществления звонков через XMPP;</text:p>
      <text:p text:style-name="P51">monerosms (https://monerosms.com/) - отправка анонимных SMS, оплата в XMR;</text:p>
      <text:p text:style-name="P51">4. Хостинги с оплатой XMR:</text:p>
      <text:p text:style-name="P51">njalla (https://njal.la/) </text:p>
      <text:p text:style-name="P51">Privex (https://www.privex.io/) </text:p>
      <text:p text:style-name="P51">MyNymBox (https://mynymbox.io/)</text:p>
      <text:p text:style-name="P51">1984 Hosting (https://1984hosting.com/)</text:p>
      <text:p text:style-name="P51">NiceVPS (https://nicevps.net/)</text:p>
      <text:p text:style-name="P51">IncogNET (https://incognet.io/)</text:p>
      <text:p text:style-name="P51">Бонус:</text:p>
      <text:p text:style-name="P51">Monerica (https://monerica.com/) - агрегатор всевозможных сервисов и бизнесов, которые используют XMR в качестве платежного средств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language="en" fo:country="US" officeooo:rsid="0019e198"/>
    </style:style>
    <style:style style:name="MT2" style:family="text">
      <style:text-properties fo:font-variant="normal" fo:text-transform="none" fo:color="#e3e3e3" loext:opacity="100%" fo:font-family="'Google Sans', Roboto" fo:font-size="10.5pt" fo:letter-spacing="normal" fo:language="en" fo:country="US" fo:font-style="normal" fo:font-weight="bold" officeooo:rsid="0019e1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span text:style-name="MT1">: </text:span><text:span text:style-name="MT2">gitlibrary10@gmail.com</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1:25:39.681000000</meta:creation-date>
    <dc:date>2026-03-28T10:56:16.956916300</dc:date>
    <meta:editing-duration>PT1H20M49S</meta:editing-duration>
    <meta:editing-cycles>25</meta:editing-cycles>
    <meta:generator>LibreOffice/25.8.4.2$Windows_X86_64 LibreOffice_project/290daaa01b999472f0c7a3890eb6a550fd74c6df</meta:generator>
    <meta:document-statistic meta:table-count="0" meta:image-count="0" meta:object-count="0" meta:page-count="147" meta:paragraph-count="1992" meta:word-count="27579" meta:character-count="240853" meta:non-whitespace-character-count="212905"/>
    <meta:user-defined meta:name="AppVersion">16.0000</meta:user-defined>
  </office:meta>
</office:document-meta>
</file>